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128" number:language="th" number:country="TH" number:transliteration-format="๑" number:transliteration-language="th" number:transliteration-country="TH" number:transliteration-style="short">
      <number:number number:decimal-places="2" number:min-integer-digits="1"/>
    </number:number-style>
    <style:style style:name="ce1" style:family="table-cell" style:parent-style-name="Default" style:data-style-name="N20128"/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Sheet Number</text:p>
          </table:table-cell>
          <table:table-cell office:value-type="string">
            <text:p>Bug Number</text:p>
          </table:table-cell>
          <table:table-cell/>
          <table:table-cell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-</text:p>
          </table:table-cell>
          <table:table-cell/>
          <table:table-cell office:value-type="string">
            <text:p>Contains summa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do#41807</text:p>
          </table:table-cell>
          <table:table-cell/>
          <table:table-cell office:value-type="string">
            <text:p>wrong results with AND and OR in array formul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do#40426</text:p>
          </table:table-cell>
          <table:table-cell/>
          <table:table-cell office:value-type="string">
            <text:p>import all properties into ScDBDat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do#59240</text:p>
          </table:table-cell>
          <table:table-cell/>
          <table:table-cell office:value-type="string">
            <text:p>Thai numbers shown as Arabic numerals</text:p>
          </table:table-cell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table:number-matrix-columns-spanned="1" table:number-matrix-rows-spanned="1" table:formula="of:=IF(OR([.C1]=[.D$1:.D$3];[.C1]=[.E$1:.E$3]);&quot;success&quot;;&quot;fail&quot;)" office:value-type="string" office:string-value="success">
            <text:p>succes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matrix-columns-spanned="1" table:number-matrix-rows-spanned="1" table:formula="of:=IF(OR([.C2]=[.D$1:.D$3];[.C2]=[.E$1:.E$3]);&quot;success&quot;;&quot;fail&quot;)" office:value-type="string" office:string-value="fail">
            <text:p>fail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table:number-matrix-columns-spanned="1" table:number-matrix-rows-spanned="1" table:formula="of:=IF(OR([.C3]=[.D$1:.D$3];[.C3]=[.E$1:.E$3]);&quot;success&quot;;&quot;fail&quot;)" office:value-type="string" office:string-value="success">
            <text:p>success</text:p>
          </table:table-cell>
          <table:table-cell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table:number-matrix-columns-spanned="1" table:number-matrix-rows-spanned="1" table:formula="of:=IF(OR([.C4]=[.D$1:.D$3];[.C4]=[.E$1:.E$3]);&quot;success&quot;;&quot;fail&quot;)" office:value-type="string" office:string-value="fail">
            <text:p>fail</text:p>
          </table:table-cell>
          <table:table-cell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1" table:formula="of:=IF(AND([.C5]=[.E$5:.E$6];[.D5]=[.F$5:.F$6]);&quot;success&quot;;&quot;fail&quot;)" office:value-type="string" office:string-value="success">
            <text:p>succes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table:number-matrix-columns-spanned="1" table:number-matrix-rows-spanned="1" table:formula="of:=IF(AND([.C6]=[.E$5:.E$6];[.D6]=[.F$5:.F$6]);&quot;success&quot;;&quot;fail&quot;)" office:value-type="string" office:string-value="fail">
            <text:p>fai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</table:table>
      <table:table table:name="Sheet3" table:style-name="ta1">
        <table:table-column table:style-name="co4" table:number-columns-repeated="2" table:default-cell-style-name="Default"/>
        <table:table-row table:style-name="ro1">
          <table:table-cell office:value-type="string">
            <text:p>test1</text:p>
          </table:table-cell>
          <table:table-cell office:value-type="string">
            <text:p>test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</table:table>
      <table:table table:name="Sheet4" table:style-name="ta1">
        <table:table-column table:style-name="co4" table:default-cell-style-name="ce1"/>
        <table:table-row table:style-name="ro3">
          <table:table-cell office:value-type="float" office:value="1">
            <text:p>๑.๐๐</text:p>
          </table:table-cell>
        </table:table-row>
      </table:table>
      <table:named-expressions/>
      <table:database-ranges>
        <table:database-range table:name="DBRange1" table:target-range-address="Sheet3.A1:Sheet3.B4" table:orientation="column"/>
        <table:database-range table:name="DBRange2" table:target-range-address="Sheet3.A7:Sheet3.B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/00/0000</text:date>, <text:time style:data-style-name="N2" text:time-value="0000-00-00T14:28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9T17:07:12</meta:creation-date>
    <dc:date>2013-02-10T14:30:32</dc:date>
    <meta:editing-duration>PT1H39M31S</meta:editing-duration>
    <meta:editing-cycles>6</meta:editing-cycles>
    <meta:generator>LibreOffice/4.1.0.0.alpha0$Linux_X86_64 LibreOffice_project/2dd4ac609461b9011748d29a7251d5c0c685d60</meta:generator>
    <meta:document-statistic meta:table-count="4" meta:cell-count="56" meta:object-count="0"/>
  </office:meta>
</office:document-meta>
</file>